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b2b4" officeooo:paragraph-rsid="001cb2b4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officeooo:rsid="001cb2b4" officeooo:paragraph-rsid="001cb2b4"/>
    </style:style>
    <style:style style:name="P3" style:family="paragraph" style:parent-style-name="Standard">
      <style:paragraph-properties>
        <style:tab-stops>
          <style:tab-stop style:position="0.503cm"/>
        </style:tab-stops>
      </style:paragraph-properties>
      <style:text-properties officeooo:rsid="001cb2b4" officeooo:paragraph-rsid="001cb2b4"/>
    </style:style>
    <style:style style:name="P4" style:family="paragraph" style:parent-style-name="Standard">
      <style:paragraph-properties>
        <style:tab-stops>
          <style:tab-stop style:position="0.503cm"/>
        </style:tab-stops>
      </style:paragraph-properties>
      <style:text-properties officeooo:rsid="001fc243" officeooo:paragraph-rsid="001fc24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c243" officeooo:paragraph-rsid="001fc243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503cm"/>
        </style:tab-stops>
      </style:paragraph-properties>
      <style:text-properties style:text-underline-style="solid" style:text-underline-width="auto" style:text-underline-color="font-color" fo:font-weight="bold" officeooo:rsid="0020138d" officeooo:paragraph-rsid="0020138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503cm"/>
        </style:tab-stops>
      </style:paragraph-properties>
      <style:text-properties officeooo:rsid="0020138d" officeooo:paragraph-rsid="0020138d"/>
    </style:style>
    <style:style style:name="P8" style:family="paragraph" style:parent-style-name="Standard">
      <style:paragraph-properties>
        <style:tab-stops>
          <style:tab-stop style:position="0.503cm"/>
        </style:tab-stops>
      </style:paragraph-properties>
      <style:text-properties style:text-underline-style="none" fo:font-weight="normal" officeooo:rsid="0020138d" officeooo:paragraph-rsid="0020138d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0.503cm"/>
        </style:tab-stops>
      </style:paragraph-properties>
      <style:text-properties style:text-underline-style="none" fo:font-weight="normal" officeooo:rsid="00211980" officeooo:paragraph-rsid="00211980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0.503cm"/>
        </style:tab-stops>
      </style:paragraph-properties>
      <style:text-properties officeooo:rsid="00213551" officeooo:paragraph-rsid="00213551"/>
    </style:style>
    <style:style style:name="P11" style:family="paragraph" style:parent-style-name="Standard">
      <style:paragraph-properties>
        <style:tab-stops>
          <style:tab-stop style:position="0.503cm"/>
        </style:tab-stops>
      </style:paragraph-properties>
      <style:text-properties officeooo:rsid="0021d795" officeooo:paragraph-rsid="0021d795"/>
    </style:style>
    <style:style style:name="T1" style:family="text">
      <style:text-properties officeooo:rsid="001e8bbd"/>
    </style:style>
    <style:style style:name="T2" style:family="text">
      <style:text-properties style:text-position="super 58%"/>
    </style:style>
    <style:style style:name="T3" style:family="text">
      <style:text-properties officeooo:rsid="00213551"/>
    </style:style>
    <style:style style:name="T4" style:family="text">
      <style:text-properties officeooo:rsid="0021d7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oline Duon</text:p>
      <text:p text:style-name="P1"/>
      <text:p text:style-name="P5">Exercice 1</text:p>
      <text:p text:style-name="P1">1- echo <text:span text:style-name="T1">Bonjour!</text:span></text:p>
      <text:p text:style-name="P2"/>
      <text:p text:style-name="P2">2- nano</text:p>
      <text:p text:style-name="P3"><text:tab/>Dans nano, je copie colle la commande e<text:span text:style-name="T1">cho </text:span>Bonjour! ainsi que #!/bin/bash, puis Ctrl+X pour quitter. Nano me demande si je veux enregistrer puis me demande le nom du fichier, je renseigne hello.sh, ca enregistre puis je sors.</text:p>
      <text:p text:style-name="P3"/>
      <text:p text:style-name="P3">3- chmod u+rwx hello.sh</text:p>
      <text:p text:style-name="P3"/>
      <text:p text:style-name="P4">4- ./hello.sh</text:p>
      <text:p text:style-name="P4"/>
      <text:p text:style-name="P4">5- nano hello.sh</text:p>
      <text:p text:style-name="P4">Rajouter $USER après bonjour puis enregistrer et sortir.</text:p>
      <text:p text:style-name="P4"/>
      <text:p text:style-name="P6">Exercice 2</text:p>
      <text:p text:style-name="P8">nano pour créer le fichier et copier coller les infos.</text:p>
      <text:p text:style-name="P8">chmod u+rwx param.sh pour le rendre exécutable</text:p>
      <text:p text:style-name="P9">$1 montre le 1<text:span text:style-name="T2">er</text:span> paramètre</text:p>
      <text:p text:style-name="P9">$2 montre le 2ème paramétre</text:p>
      <text:p text:style-name="P9">$* montre la totalité des parametre</text:p>
      <text:p text:style-name="P9">$# montre le nombre de parametre</text:p>
      <text:p text:style-name="P8"/>
      <text:p text:style-name="P6">Exercice 3</text:p>
      <text:p text:style-name="P7">1- nano dans.sh puis copier collé dans le fichier</text:p>
      <text:p text:style-name="P7"/>
      <text:p text:style-name="P7">2- <text:s/><text:span text:style-name="T3">2 parametres</text:span></text:p>
      <text:p text:style-name="P7"/>
      <text:p text:style-name="P10">3- nano grain.txt</text:p>
      <text:p text:style-name="P10">Je tape grain dans grain.txt</text:p>
      <text:p text:style-name="P10"/>
      <text:p text:style-name="P10">4 et 5- ./dedans.sh grain grain.txt</text:p>
      <text:p text:style-name="P10">grain</text:p>
      <text:p text:style-name="P10">0 : grain se trouve dans grain.txt</text:p>
      <text:p text:style-name="P10">./dedans.sh autre grain.txt</text:p>
      <text:p text:style-name="P10">1 : autre ne se trouve pas dans grain.txt</text:p>
      <text:p text:style-name="P10">./dedans.sh autre fichier qui existe pas.txt</text:p>
      <text:p text:style-name="P10">grep: fichier: Aucun fichier ou dossier de ce type</text:p>
      <text:p text:style-name="P10">2 : autre ne se trouve pas dans fichier</text:p>
      <text:p text:style-name="P10"/>
      <text:p text:style-name="P10">6- grep grain grain.txt</text:p>
      <text:p text:style-name="P10">grain</text:p>
      <text:p text:style-name="P10">echo $?</text:p>
      <text:p text:style-name="P10">0 <text:span text:style-name="T4">donc grain y est</text:span></text:p>
      <text:p text:style-name="P10"/>
      <text:p text:style-name="P11">7- #!/bin/bash</text:p>
      <text:p text:style-name="P11">if grep $1 $2 &gt; /dev/nul</text:p>
      <text:p text:style-name="P11">if [ $? -eq 0 ]</text:p>
      <text:p text:style-name="P11">then</text:p>
      <text:p text:style-name="P11">echo $? : $1 se trouve dans $2</text:p>
      <text:p text:style-name="P11"><text:soft-page-break/>else</text:p>
      <text:p text:style-name="P11">echo $? : $1 ne se trouve pas dans $2</text:p>
      <text:p text:style-name="P11">fi</text:p>
      <text:p text:style-name="P11"/>
      <text:p text:style-name="P11">8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5:18:19.308636524</meta:creation-date>
    <meta:generator>LibreOffice/6.0.7.3$Linux_X86_64 LibreOffice_project/00m0$Build-3</meta:generator>
    <dc:date>2019-09-05T16:53:08.355297994</dc:date>
    <meta:editing-duration>PT12M34S</meta:editing-duration>
    <meta:editing-cycles>2</meta:editing-cycles>
    <meta:document-statistic meta:table-count="0" meta:image-count="0" meta:object-count="0" meta:page-count="2" meta:paragraph-count="42" meta:word-count="225" meta:character-count="1190" meta:non-whitespace-character-count="1005"/>
  </office:meta>
</office:document-meta>
</file>